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9.99mm"/>
    </style:style>
    <style:style style:name="co3" style:family="table-column">
      <style:table-column-properties fo:break-before="auto" style:column-width="61.81mm"/>
    </style:style>
    <style:style style:name="co4" style:family="table-column">
      <style:table-column-properties fo:break-before="auto" style:column-width="70.34mm"/>
    </style:style>
    <style:style style:name="co5" style:family="table-column">
      <style:table-column-properties fo:break-before="auto" style:column-width="37.43mm"/>
    </style:style>
    <style:style style:name="co6" style:family="table-column">
      <style:table-column-properties fo:break-before="auto" style:column-width="37.45mm"/>
    </style:style>
    <style:style style:name="co7" style:family="table-column">
      <style:table-column-properties fo:break-before="auto" style:column-width="59.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/>
    </style:style>
    <style:style style:name="ce2" style:family="table-cell" style:parent-style-name="Default" style:data-style-name="N107"/>
    <style:style style:name="ce3" style:family="table-cell" style:parent-style-name="Default">
      <style:text-properties style:font-name="Liberation Sans" style:font-name-asian="Lucida Sans Unicode" style:font-name-complex="Lohit Devanagari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2P+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gn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ous-lig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ction ou protection</text:p>
          </table:table-cell>
          <table:table-cell office:value-type="string" calcext:value-type="string">
            <text:p>Longueur / Quantité</text:p>
          </table:table-cell>
          <table:table-cell office:value-type="string" calcext:value-type="string">
            <text:p>Longueur / Quantité <text:s/>majorée 10 %</text:p>
          </table:table-cell>
          <table:table-cell office:value-type="string" calcext:value-type="string">
            <text:p>Tarif unitaire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ambre P&amp;O + Sud-Est Salle Manger + Nord Salle de Jeu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1.24+3.15+0.3+0.2+0.2+2.2+0.2+0.2+0.2+0.2+0.2+4.33" office:value-type="float" office:value="14.62" calcext:value-type="float">
            <text:p>14,62</text:p>
          </table:table-cell>
          <table:table-cell table:formula="of:=[.F4]*1.1" office:value-type="float" office:value="16.082" calcext:value-type="float">
            <text:p>16,082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4]*[.H4]" office:value-type="currency" office:currency="EUR" office:value="11.98109" calcext:value-type="currency">
            <text:p>11,98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table:formula="of:=3+2+2+2+2+1" office:value-type="float" office:value="12" calcext:value-type="float">
            <text:p>12</text:p>
          </table:table-cell>
          <table:table-cell table:formula="of:=[.F5]*1.1" office:value-type="float" office:value="13.2" calcext:value-type="float">
            <text:p>13,2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5]*[.H5]" office:value-type="currency" office:currency="EUR" office:value="60.06" calcext:value-type="currency">
            <text:p>60,06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F6]*1.1" office:value-type="float" office:value="1.1" calcext:value-type="float">
            <text:p>1,1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6]*[.H6]" office:value-type="currency" office:currency="EUR" office:value="1.21" calcext:value-type="currency">
            <text:p>1,21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table:formula="of:=1+1+1+1" office:value-type="float" office:value="4" calcext:value-type="float">
            <text:p>4</text:p>
          </table:table-cell>
          <table:table-cell table:formula="of:=[.F7]*1.1" office:value-type="float" office:value="4.4" calcext:value-type="float">
            <text:p>4,4</text:p>
          </table:table-cell>
          <table:table-cell office:value-type="currency" office:currency="EUR" office:value="4.9" calcext:value-type="currency">
            <text:p>4,90 €</text:p>
          </table:table-cell>
          <table:table-cell table:formula="of:=[.G7]*[.H7]" office:value-type="currency" office:currency="EUR" office:value="21.56" calcext:value-type="currency">
            <text:p>21,56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F8]*1.1" office:value-type="float" office:value="1.1" calcext:value-type="float">
            <text:p>1,1</text:p>
          </table:table-cell>
          <table:table-cell office:value-type="currency" office:currency="EUR" office:value="6.05" calcext:value-type="currency">
            <text:p>6,05 €</text:p>
          </table:table-cell>
          <table:table-cell table:formula="of:=[.G8]*[.H8]" office:value-type="currency" office:currency="EUR" office:value="6.655" calcext:value-type="currency">
            <text:p>6,66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écoration sim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F9]*1.1" office:value-type="float" office:value="1.1" calcext:value-type="float">
            <text:p>1,1</text:p>
          </table:table-cell>
          <table:table-cell office:value-type="currency" office:currency="EUR" office:value="1.8" calcext:value-type="currency">
            <text:p>1,80 €</text:p>
          </table:table-cell>
          <table:table-cell table:formula="of:=[.G9]*[.H9]" office:value-type="currency" office:currency="EUR" office:value="1.98" calcext:value-type="currency">
            <text:p>1,98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écoration double</text:p>
          </table:table-cell>
          <table:table-cell/>
          <table:table-cell table:formula="of:=1+1+1+1" office:value-type="float" office:value="4" calcext:value-type="float">
            <text:p>4</text:p>
          </table:table-cell>
          <table:table-cell table:formula="of:=[.F10]*1.1" office:value-type="float" office:value="4.4" calcext:value-type="float">
            <text:p>4,4</text:p>
          </table:table-cell>
          <table:table-cell office:value-type="currency" office:currency="EUR" office:value="3.8" calcext:value-type="currency">
            <text:p>3,80 €</text:p>
          </table:table-cell>
          <table:table-cell table:formula="of:=[.G10]*[.H10]" office:value-type="currency" office:currency="EUR" office:value="16.72" calcext:value-type="currency">
            <text:p>16,72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écoration tri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F11]*1.1" office:value-type="float" office:value="1.1" calcext:value-type="float">
            <text:p>1,1</text:p>
          </table:table-cell>
          <table:table-cell office:value-type="currency" office:currency="EUR" office:value="5.3" calcext:value-type="currency">
            <text:p>5,30 €</text:p>
          </table:table-cell>
          <table:table-cell table:formula="of:=[.G11]*[.H11]" office:value-type="currency" office:currency="EUR" office:value="5.83" calcext:value-type="currency">
            <text:p>5,83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12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12]*[.H12]" office:value-type="currency" office:currency="EUR" office:value="11" calcext:value-type="currency">
            <text:p>11,00 €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ambre P&amp;O Sud Est + Salle de Jeu + Chambre Ambre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0.4+0.3+0.2+0.2+6.3+0.3+0.2+0.2+7.41" office:value-type="float" office:value="17.51" calcext:value-type="float">
            <text:p>17,51</text:p>
          </table:table-cell>
          <table:table-cell table:formula="of:=[.F13]*1.1" office:value-type="float" office:value="19.261" calcext:value-type="float">
            <text:p>19,261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13]*[.H13]" office:value-type="currency" office:currency="EUR" office:value="14.349445" calcext:value-type="currency">
            <text:p>14,35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F14]*1.1" office:value-type="float" office:value="13.2" calcext:value-type="float">
            <text:p>13,2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14]*[.H14]" office:value-type="currency" office:currency="EUR" office:value="60.06" calcext:value-type="currency">
            <text:p>60,06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+1+1+1+1+1" office:value-type="float" office:value="6" calcext:value-type="float">
            <text:p>6</text:p>
          </table:table-cell>
          <table:table-cell table:formula="of:=[.F15]*1.1" office:value-type="float" office:value="6.6" calcext:value-type="float">
            <text:p>6,6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15]*[.H15]" office:value-type="currency" office:currency="EUR" office:value="7.26" calcext:value-type="currency">
            <text:p>7,26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 table:number-columns-repeated="2"/>
          <table:table-cell table:formula="of:=[.F16]*1.1" office:value-type="float" office:value="0" calcext:value-type="float">
            <text:p>0</text:p>
          </table:table-cell>
          <table:table-cell office:value-type="currency" office:currency="EUR" office:value="4.9" calcext:value-type="currency">
            <text:p>4,90 €</text:p>
          </table:table-cell>
          <table:table-cell table:formula="of:=[.G16]*[.H16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17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17]*[.H17]" office:value-type="currency" office:currency="EUR" office:value="11" calcext:value-type="currency">
            <text:p>11,00 €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ambre Ambre + Chambre Keziah Sud &amp; Est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6.41+0.2+0.21+1.63+0.2+1.17+0.17+0.51+1.48+0.2+0.2+0.2+2.8++2.79" office:value-type="float" office:value="20.17" calcext:value-type="float">
            <text:p>20,17</text:p>
          </table:table-cell>
          <table:table-cell table:formula="of:=[.F18]*1.1" office:value-type="float" office:value="22.187" calcext:value-type="float">
            <text:p>22,187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18]*[.H18]" office:value-type="currency" office:currency="EUR" office:value="16.529315" calcext:value-type="currency">
            <text:p>16,53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table:formula="of:=2+2+2+2+2+2" office:value-type="float" office:value="12" calcext:value-type="float">
            <text:p>12</text:p>
          </table:table-cell>
          <table:table-cell table:formula="of:=[.F19]*1.1" office:value-type="float" office:value="13.2" calcext:value-type="float">
            <text:p>13,2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19]*[.H19]" office:value-type="currency" office:currency="EUR" office:value="60.06" calcext:value-type="currency">
            <text:p>60,06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 table:number-columns-repeated="2"/>
          <table:table-cell table:formula="of:=[.F20]*1.1" office:value-type="float" office:value="0" calcext:value-type="float">
            <text:p>0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20]*[.H20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table:formula="of:=1+1+1+1+1+1-1" office:value-type="float" office:value="5" calcext:value-type="float">
            <text:p>5</text:p>
          </table:table-cell>
          <table:table-cell table:formula="of:=[.F21]*1.1" office:value-type="float" office:value="5.5" calcext:value-type="float">
            <text:p>5,5</text:p>
          </table:table-cell>
          <table:table-cell office:value-type="currency" office:currency="EUR" office:value="4.9" calcext:value-type="currency">
            <text:p>4,90 €</text:p>
          </table:table-cell>
          <table:table-cell table:formula="of:=[.G21]*[.H21]" office:value-type="currency" office:currency="EUR" office:value="26.95" calcext:value-type="currency">
            <text:p>26,95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22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22]*[.H22]" office:value-type="currency" office:currency="EUR" office:value="11" calcext:value-type="currency">
            <text:p>11,00 €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reau + Chambre Keziah Ouest + Couloir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style-name="ce1" table:formula="of:=2+2+2.45+0.2+0.2+2.3+0.2+0.2+0.25+0.2+0.2" office:value-type="float" office:value="10.2" calcext:value-type="float">
            <text:p>10,2</text:p>
          </table:table-cell>
          <table:table-cell table:formula="of:=[.F23]*1.1" office:value-type="float" office:value="11.22" calcext:value-type="float">
            <text:p>11,22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23]*[.H23]" office:value-type="currency" office:currency="EUR" office:value="8.3589" calcext:value-type="currency">
            <text:p>8,36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table:formula="of:=3+2+2+2+2+1" office:value-type="float" office:value="12" calcext:value-type="float">
            <text:p>12</text:p>
          </table:table-cell>
          <table:table-cell table:formula="of:=[.F24]*1.1" office:value-type="float" office:value="13.2" calcext:value-type="float">
            <text:p>13,2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24]*[.H24]" office:value-type="currency" office:currency="EUR" office:value="60.06" calcext:value-type="currency">
            <text:p>60,06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F25]*1.1" office:value-type="float" office:value="1.1" calcext:value-type="float">
            <text:p>1,1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25]*[.H25]" office:value-type="currency" office:currency="EUR" office:value="1.21" calcext:value-type="currency">
            <text:p>1,21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table:formula="of:=1+1+1+1" office:value-type="float" office:value="4" calcext:value-type="float">
            <text:p>4</text:p>
          </table:table-cell>
          <table:table-cell table:formula="of:=[.F26]*1.1" office:value-type="float" office:value="4.4" calcext:value-type="float">
            <text:p>4,4</text:p>
          </table:table-cell>
          <table:table-cell office:value-type="currency" office:currency="EUR" office:value="4.9" calcext:value-type="currency">
            <text:p>4,90 €</text:p>
          </table:table-cell>
          <table:table-cell table:formula="of:=[.G26]*[.H26]" office:value-type="currency" office:currency="EUR" office:value="21.56" calcext:value-type="currency">
            <text:p>21,56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F27]*1.1" office:value-type="float" office:value="1.1" calcext:value-type="float">
            <text:p>1,1</text:p>
          </table:table-cell>
          <table:table-cell office:value-type="currency" office:currency="EUR" office:value="6.05" calcext:value-type="currency">
            <text:p>6,05 €</text:p>
          </table:table-cell>
          <table:table-cell table:formula="of:=[.G27]*[.H27]" office:value-type="currency" office:currency="EUR" office:value="6.655" calcext:value-type="currency">
            <text:p>6,66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28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28]*[.H28]" office:value-type="currency" office:currency="EUR" office:value="11" calcext:value-type="currency">
            <text:p>11,00 €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lle de bains + tableau électrique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0.4+0.2+0.2" office:value-type="float" office:value="2.8" calcext:value-type="float">
            <text:p>2,8</text:p>
          </table:table-cell>
          <table:table-cell table:formula="of:=[.F29]*1.1" office:value-type="float" office:value="3.08" calcext:value-type="float">
            <text:p>3,08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29]*[.H29]" office:value-type="currency" office:currency="EUR" office:value="2.2946" calcext:value-type="currency">
            <text:p>2,29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table:formula="of:=2+2" office:value-type="float" office:value="4" calcext:value-type="float">
            <text:p>4</text:p>
          </table:table-cell>
          <table:table-cell table:formula="of:=[.F30]*1.1" office:value-type="float" office:value="4.4" calcext:value-type="float">
            <text:p>4,4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30]*[.H30]" office:value-type="currency" office:currency="EUR" office:value="20.02" calcext:value-type="currency">
            <text:p>20,02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table:formula="of:=2" office:value-type="float" office:value="2" calcext:value-type="float">
            <text:p>2</text:p>
          </table:table-cell>
          <table:table-cell table:formula="of:=[.F31]*1.1" office:value-type="float" office:value="2.2" calcext:value-type="float">
            <text:p>2,2</text:p>
          </table:table-cell>
          <table:table-cell office:value-type="currency" office:currency="EUR" office:value="4.9" calcext:value-type="currency">
            <text:p>4,90 €</text:p>
          </table:table-cell>
          <table:table-cell table:formula="of:=[.G31]*[.H31]" office:value-type="currency" office:currency="EUR" office:value="10.78" calcext:value-type="currency">
            <text:p>10,78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32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32]*[.H32]" office:value-type="currency" office:currency="EUR" office:value="11" calcext:value-type="currency">
            <text:p>11,00 €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lle à manger + Salon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0.5+0.1+4.12+4.8+3.15+4.15+1.8+0.2+0.2+0.2+0.2+0.2" office:value-type="float" office:value="21.62" calcext:value-type="float">
            <text:p>21,62</text:p>
          </table:table-cell>
          <table:table-cell table:formula="of:=[.F33]*1.1" office:value-type="float" office:value="23.782" calcext:value-type="float">
            <text:p>23,782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33]*[.H33]" office:value-type="currency" office:currency="EUR" office:value="17.71759" calcext:value-type="currency">
            <text:p>17,72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table:formula="of:=2+2+2+3+3" office:value-type="float" office:value="12" calcext:value-type="float">
            <text:p>12</text:p>
          </table:table-cell>
          <table:table-cell table:formula="of:=[.F34]*1.1" office:value-type="float" office:value="13.2" calcext:value-type="float">
            <text:p>13,2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34]*[.H34]" office:value-type="currency" office:currency="EUR" office:value="60.06" calcext:value-type="currency">
            <text:p>60,06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table:formula="of:=1+1+1" office:value-type="float" office:value="3" calcext:value-type="float">
            <text:p>3</text:p>
          </table:table-cell>
          <table:table-cell table:formula="of:=[.F35]*1.1" office:value-type="float" office:value="3.3" calcext:value-type="float">
            <text:p>3,3</text:p>
          </table:table-cell>
          <table:table-cell office:value-type="currency" office:currency="EUR" office:value="4.9" calcext:value-type="currency">
            <text:p>4,90 €</text:p>
          </table:table-cell>
          <table:table-cell table:formula="of:=[.G35]*[.H35]" office:value-type="currency" office:currency="EUR" office:value="16.17" calcext:value-type="currency">
            <text:p>16,17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formula="of:=[.F36]*1.1" office:value-type="float" office:value="2.2" calcext:value-type="float">
            <text:p>2,2</text:p>
          </table:table-cell>
          <table:table-cell office:value-type="currency" office:currency="EUR" office:value="6.05" calcext:value-type="currency">
            <text:p>6,05 €</text:p>
          </table:table-cell>
          <table:table-cell table:formula="of:=[.G36]*[.H36]" office:value-type="currency" office:currency="EUR" office:value="13.31" calcext:value-type="currency">
            <text:p>13,31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37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37]*[.H37]" office:value-type="currency" office:currency="EUR" office:value="11" calcext:value-type="currency">
            <text:p>11,00 €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5.75+1.1+2.45+2.1+2" office:value-type="float" office:value="15.4" calcext:value-type="float">
            <text:p>15,4</text:p>
          </table:table-cell>
          <table:table-cell table:formula="of:=[.F38]*1.1" office:value-type="float" office:value="16.94" calcext:value-type="float">
            <text:p>16,94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38]*[.H38]" office:value-type="currency" office:currency="EUR" office:value="12.6203" calcext:value-type="currency">
            <text:p>12,62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table:formula="of:=2+2+2+4" office:value-type="float" office:value="10" calcext:value-type="float">
            <text:p>10</text:p>
          </table:table-cell>
          <table:table-cell table:formula="of:=[.F39]*1.1" office:value-type="float" office:value="11" calcext:value-type="float">
            <text:p>11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39]*[.H39]" office:value-type="currency" office:currency="EUR" office:value="50.05" calcext:value-type="currency">
            <text:p>50,05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table:formula="of:=1+1+1" office:value-type="float" office:value="3" calcext:value-type="float">
            <text:p>3</text:p>
          </table:table-cell>
          <table:table-cell table:formula="of:=[.F40]*1.1" office:value-type="float" office:value="3.3" calcext:value-type="float">
            <text:p>3,3</text:p>
          </table:table-cell>
          <table:table-cell office:value-type="currency" office:currency="EUR" office:value="4.9" calcext:value-type="currency">
            <text:p>4,90 €</text:p>
          </table:table-cell>
          <table:table-cell table:formula="of:=[.G40]*[.H40]" office:value-type="currency" office:currency="EUR" office:value="16.17" calcext:value-type="currency">
            <text:p>16,17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quadru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F41]*1.1" office:value-type="float" office:value="1.1" calcext:value-type="float">
            <text:p>1,1</text:p>
          </table:table-cell>
          <table:table-cell office:value-type="currency" office:currency="EUR" office:value="9.6" calcext:value-type="currency">
            <text:p>9,60 €</text:p>
          </table:table-cell>
          <table:table-cell table:formula="of:=[.G41]*[.H41]" office:value-type="currency" office:currency="EUR" office:value="10.56" calcext:value-type="currency">
            <text:p>10,56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42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42]*[.H42]" office:value-type="currency" office:currency="EUR" office:value="11" calcext:value-type="currency">
            <text:p>11,00 €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igo + Congélateur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8.45+0.2" office:value-type="float" office:value="10.65" calcext:value-type="float">
            <text:p>10,65</text:p>
          </table:table-cell>
          <table:table-cell table:formula="of:=[.F43]*1.1" office:value-type="float" office:value="11.715" calcext:value-type="float">
            <text:p>11,715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43]*[.H43]" office:value-type="currency" office:currency="EUR" office:value="8.727675" calcext:value-type="currency">
            <text:p>8,73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table:formula="of:=2" office:value-type="float" office:value="2" calcext:value-type="float">
            <text:p>2</text:p>
          </table:table-cell>
          <table:table-cell table:formula="of:=[.F45]*1.1" office:value-type="float" office:value="1.1" calcext:value-type="float">
            <text:p>1,1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44]*[.H44]" office:value-type="currency" office:currency="EUR" office:value="5.005" calcext:value-type="currency">
            <text:p>5,01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F45]*1.1" office:value-type="float" office:value="1.1" calcext:value-type="float">
            <text:p>1,1</text:p>
          </table:table-cell>
          <table:table-cell office:value-type="currency" office:currency="EUR" office:value="4.9" calcext:value-type="currency">
            <text:p>4,90 €</text:p>
          </table:table-cell>
          <table:table-cell table:formula="of:=[.G45]*[.H45]" office:value-type="currency" office:currency="EUR" office:value="5.39" calcext:value-type="currency">
            <text:p>5,39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46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46]*[.H46]" office:value-type="currency" office:currency="EUR" office:value="11" calcext:value-type="currency">
            <text:p>11,00 €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ve vaisselle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8.45+0.2" office:value-type="float" office:value="10.65" calcext:value-type="float">
            <text:p>10,65</text:p>
          </table:table-cell>
          <table:table-cell table:formula="of:=[.F47]*1.1" office:value-type="float" office:value="11.715" calcext:value-type="float">
            <text:p>11,715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47]*[.H47]" office:value-type="currency" office:currency="EUR" office:value="8.727675" calcext:value-type="currency">
            <text:p>8,73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48]*1.1" office:value-type="float" office:value="1.1" calcext:value-type="float">
            <text:p>1,1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48]*[.H48]" office:value-type="currency" office:currency="EUR" office:value="5.005" calcext:value-type="currency">
            <text:p>5,01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49]*1.1" office:value-type="float" office:value="1.1" calcext:value-type="float">
            <text:p>1,1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49]*[.H49]" office:value-type="currency" office:currency="EUR" office:value="1.21" calcext:value-type="currency">
            <text:p>1,21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50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50]*[.H50]" office:value-type="currency" office:currency="EUR" office:value="11" calcext:value-type="currency">
            <text:p>11,00 €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ur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0.2+5.7" office:value-type="float" office:value="7.9" calcext:value-type="float">
            <text:p>7,9</text:p>
          </table:table-cell>
          <table:table-cell table:formula="of:=[.F51]*1.1" office:value-type="float" office:value="8.69" calcext:value-type="float">
            <text:p>8,69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51]*[.H51]" office:value-type="currency" office:currency="EUR" office:value="6.47405" calcext:value-type="currency">
            <text:p>6,47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rtie de câble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52]*1.1" office:value-type="float" office:value="1.1" calcext:value-type="float">
            <text:p>1,1</text:p>
          </table:table-cell>
          <table:table-cell office:value-type="currency" office:currency="EUR" office:value="5.3" calcext:value-type="currency">
            <text:p>5,30 €</text:p>
          </table:table-cell>
          <table:table-cell table:formula="of:=[.G52]*[.H52]" office:value-type="currency" office:currency="EUR" office:value="5.83" calcext:value-type="currency">
            <text:p>5,83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e Four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53]*1.1" office:value-type="float" office:value="0" calcext:value-type="float">
            <text:p>0</text:p>
          </table:table-cell>
          <table:table-cell/>
          <table:table-cell table:formula="of:=[.G53]*[.H53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54]*1.1" office:value-type="float" office:value="1.1" calcext:value-type="float">
            <text:p>1,1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54]*[.H54]" office:value-type="currency" office:currency="EUR" office:value="1.21" calcext:value-type="currency">
            <text:p>1,21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32A</text:p>
          </table:table-cell>
          <table:table-cell office:value-type="float" office:value="1" calcext:value-type="float">
            <text:p>1</text:p>
          </table:table-cell>
          <table:table-cell table:formula="of:=[.F55]*1.1" office:value-type="float" office:value="1.1" calcext:value-type="float">
            <text:p>1,1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G55]*[.H55]" office:value-type="currency" office:currency="EUR" office:value="16.5" calcext:value-type="currency">
            <text:p>16,50 €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èche linge (????)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3.55+0.2" office:value-type="float" office:value="5.75" calcext:value-type="float">
            <text:p>5,75</text:p>
          </table:table-cell>
          <table:table-cell table:formula="of:=[.F56]*1.1" office:value-type="float" office:value="6.325" calcext:value-type="float">
            <text:p>6,325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56]*[.H56]" office:value-type="currency" office:currency="EUR" office:value="4.712125" calcext:value-type="currency">
            <text:p>4,71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57]*1.1" office:value-type="float" office:value="1.1" calcext:value-type="float">
            <text:p>1,1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57]*[.H57]" office:value-type="currency" office:currency="EUR" office:value="5.005" calcext:value-type="currency">
            <text:p>5,01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58]*1.1" office:value-type="float" office:value="1.1" calcext:value-type="float">
            <text:p>1,1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58]*[.H58]" office:value-type="currency" office:currency="EUR" office:value="1.21" calcext:value-type="currency">
            <text:p>1,21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59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59]*[.H59]" office:value-type="currency" office:currency="EUR" office:value="11" calcext:value-type="currency">
            <text:p>11,00 €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chine à laver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2.65+0.2" office:value-type="float" office:value="4.85" calcext:value-type="float">
            <text:p>4,85</text:p>
          </table:table-cell>
          <table:table-cell table:formula="of:=[.F60]*1.1" office:value-type="float" office:value="5.335" calcext:value-type="float">
            <text:p>5,335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60]*[.H60]" office:value-type="currency" office:currency="EUR" office:value="3.974575" calcext:value-type="currency">
            <text:p>3,97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61]*1.1" office:value-type="float" office:value="1.1" calcext:value-type="float">
            <text:p>1,1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61]*[.H61]" office:value-type="currency" office:currency="EUR" office:value="5.005" calcext:value-type="currency">
            <text:p>5,01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62]*1.1" office:value-type="float" office:value="1.1" calcext:value-type="float">
            <text:p>1,1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62]*[.H62]" office:value-type="currency" office:currency="EUR" office:value="1.21" calcext:value-type="currency">
            <text:p>1,21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63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63]*[.H63]" office:value-type="currency" office:currency="EUR" office:value="11" calcext:value-type="currency">
            <text:p>11,00 €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MC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1.25+0.2" office:value-type="float" office:value="3.45" calcext:value-type="float">
            <text:p>3,45</text:p>
          </table:table-cell>
          <table:table-cell table:formula="of:=[.F64]*1.1" office:value-type="float" office:value="3.795" calcext:value-type="float">
            <text:p>3,795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64]*[.H64]" office:value-type="currency" office:currency="EUR" office:value="2.827275" calcext:value-type="currency">
            <text:p>2,83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65]*1.1" office:value-type="float" office:value="1.1" calcext:value-type="float">
            <text:p>1,1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65]*[.H65]" office:value-type="currency" office:currency="EUR" office:value="5.005" calcext:value-type="currency">
            <text:p>5,01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66]*1.1" office:value-type="float" office:value="1.1" calcext:value-type="float">
            <text:p>1,1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66]*[.H66]" office:value-type="currency" office:currency="EUR" office:value="1.21" calcext:value-type="currency">
            <text:p>1,21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A</text:p>
          </table:table-cell>
          <table:table-cell office:value-type="float" office:value="1" calcext:value-type="float">
            <text:p>1</text:p>
          </table:table-cell>
          <table:table-cell table:formula="of:=[.F67]*1.1" office:value-type="float" office:value="1.1" calcext:value-type="float">
            <text:p>1,1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[.G67]*[.H67]" office:value-type="currency" office:currency="EUR" office:value="22" calcext:value-type="currency">
            <text:p>22,00 €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olets motorisés 1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3.65" office:value-type="float" office:value="5.65" calcext:value-type="float">
            <text:p>5,65</text:p>
          </table:table-cell>
          <table:table-cell table:formula="of:=[.F68]*1.1" office:value-type="float" office:value="6.215" calcext:value-type="float">
            <text:p>6,2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69]*1.1" office:value-type="float" office:value="1.1" calcext:value-type="float">
            <text:p>1,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/>
          <table:table-cell table:formula="of:=[.F70]*1.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ud-Ouest</text:p>
          </table:table-cell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5.5" office:value-type="float" office:value="5.5" calcext:value-type="float">
            <text:p>5,5</text:p>
          </table:table-cell>
          <table:table-cell table:formula="of:=[.F71]*1.1" office:value-type="float" office:value="6.05" calcext:value-type="float">
            <text:p>6,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Gaine 4 fils</text:p>
          </table:table-cell>
          <table:table-cell office:value-type="string" calcext:value-type="string">
            <text:p>2,5mm²</text:p>
          </table:table-cell>
          <table:table-cell table:formula="of:=0.2+0.1+0.4+0.4+0.2+0.1+0.5+0.4+1" office:value-type="float" office:value="3.3" calcext:value-type="float">
            <text:p>3,3</text:p>
          </table:table-cell>
          <table:table-cell table:formula="of:=[.F72]*1.1" office:value-type="float" office:value="3.63" calcext:value-type="float">
            <text:p>3,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oteur</text:p>
          </table:table-cell>
          <table:table-cell table:number-columns-repeated="2"/>
          <table:table-cell table:formula="of:=[.F73]*1.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nterrupteur</text:p>
          </table:table-cell>
          <table:table-cell/>
          <table:table-cell office:value-type="float" office:value="2" calcext:value-type="float">
            <text:p>2</text:p>
          </table:table-cell>
          <table:table-cell table:formula="of:=[.F74]*1.1" office:value-type="float" office:value="2.2" calcext:value-type="float">
            <text:p>2,2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F75]*1.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oîtier dérivation 3 i/o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76]*1.1" office:value-type="float" office:value="1.1" calcext:value-type="float">
            <text:p>1,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uest</text:p>
          </table:table-cell>
          <table:table-cell office:value-type="string" calcext:value-type="string">
            <text:p>Gaine 4 fils</text:p>
          </table:table-cell>
          <table:table-cell office:value-type="string" calcext:value-type="string">
            <text:p>2,5mm²</text:p>
          </table:table-cell>
          <table:table-cell table:formula="of:=6.5+7.2" office:value-type="float" office:value="13.7" calcext:value-type="float">
            <text:p>13,7</text:p>
          </table:table-cell>
          <table:table-cell table:formula="of:=[.F77]*1.1" office:value-type="float" office:value="15.07" calcext:value-type="float">
            <text:p>15,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oteur</text:p>
          </table:table-cell>
          <table:table-cell table:number-columns-repeated="2"/>
          <table:table-cell table:formula="of:=[.F78]*1.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nterrupteur</text:p>
          </table:table-cell>
          <table:table-cell/>
          <table:table-cell office:value-type="float" office:value="2" calcext:value-type="float">
            <text:p>2</text:p>
          </table:table-cell>
          <table:table-cell table:formula="of:=[.F79]*1.1" office:value-type="float" office:value="2.2" calcext:value-type="float">
            <text:p>2,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olets motorisés 2</text:p>
          </table:table-cell>
          <table:table-cell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/>
          <table:table-cell table:formula="of:=[.F80]*1.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rd + Chambre P&amp;O</text:p>
          </table:table-cell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2.8+0.4+1.9+3.5+0.6" office:value-type="float" office:value="11.2" calcext:value-type="float">
            <text:p>11,2</text:p>
          </table:table-cell>
          <table:table-cell table:formula="of:=[.F81]*1.1" office:value-type="float" office:value="12.32" calcext:value-type="float">
            <text:p>12,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oîtier dérivation 5 i/o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82]*1.1" office:value-type="float" office:value="1.1" calcext:value-type="float">
            <text:p>1,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Gaine 4 fils</text:p>
          </table:table-cell>
          <table:table-cell/>
          <table:table-cell table:formula="of:=0.2+4.2+3.55+3.8" office:value-type="float" office:value="11.75" calcext:value-type="float">
            <text:p>11,75</text:p>
          </table:table-cell>
          <table:table-cell table:formula="of:=[.F83]*1.1" office:value-type="float" office:value="12.925" calcext:value-type="float">
            <text:p>12,9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nterrupteur</text:p>
          </table:table-cell>
          <table:table-cell/>
          <table:table-cell table:formula="of:=1+1+1" office:value-type="float" office:value="3" calcext:value-type="float">
            <text:p>3</text:p>
          </table:table-cell>
          <table:table-cell table:formula="of:=[.F84]*1.1" office:value-type="float" office:value="3.3" calcext:value-type="float">
            <text:p>3,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oteur</text:p>
          </table:table-cell>
          <table:table-cell table:number-columns-repeated="2"/>
          <table:table-cell table:formula="of:=[.F85]*1.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st</text:p>
          </table:table-cell>
          <table:table-cell office:value-type="string" calcext:value-type="string">
            <text:p>Gaine phase / terre / neutre</text:p>
          </table:table-cell>
          <table:table-cell/>
          <table:table-cell table:formula="of:=4.9+0.3+4.3+0.5+1.9" office:value-type="float" office:value="11.9" calcext:value-type="float">
            <text:p>11,9</text:p>
          </table:table-cell>
          <table:table-cell table:formula="of:=[.F86]*1.1" office:value-type="float" office:value="13.09" calcext:value-type="float">
            <text:p>13,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87]*1.1" office:value-type="float" office:value="1.1" calcext:value-type="float">
            <text:p>1,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Gaine 4 fils</text:p>
          </table:table-cell>
          <table:table-cell/>
          <table:table-cell table:formula="of:=0.5+3.3+0.5+3.15+0.9" office:value-type="float" office:value="8.35" calcext:value-type="float">
            <text:p>8,35</text:p>
          </table:table-cell>
          <table:table-cell table:formula="of:=[.F88]*1.1" office:value-type="float" office:value="9.185" calcext:value-type="float">
            <text:p>9,1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nterrupteur</text:p>
          </table:table-cell>
          <table:table-cell/>
          <table:table-cell table:formula="of:=1+1+1" office:value-type="float" office:value="3" calcext:value-type="float">
            <text:p>3</text:p>
          </table:table-cell>
          <table:table-cell table:formula="of:=[.F89]*1.1" office:value-type="float" office:value="3.3" calcext:value-type="float">
            <text:p>3,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oteur</text:p>
          </table:table-cell>
          <table:table-cell table:number-columns-repeated="2"/>
          <table:table-cell table:formula="of:=[.F90]*1.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lle de musique</text:p>
          </table:table-cell>
          <table:table-cell/>
          <table:table-cell office:value-type="string" calcext:value-type="string">
            <text:p>Disjoncteur 30mA ?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91]*1.1" office:value-type="float" office:value="1.1" calcext:value-type="float">
            <text:p>1,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banon</text:p>
          </table:table-cell>
          <table:table-cell/>
          <table:table-cell office:value-type="string" calcext:value-type="string">
            <text:p>Disjoncteur 30mA ?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clairag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gn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ous-lig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ction ou protection</text:p>
          </table:table-cell>
          <table:table-cell office:value-type="string" calcext:value-type="string">
            <text:p>Longueur / Quantité</text:p>
          </table:table-cell>
          <table:table-cell office:value-type="string" calcext:value-type="string">
            <text:p>Longueur / Quantité <text:s/>majorée 10 %</text:p>
          </table:table-cell>
          <table:table-cell office:value-type="string" calcext:value-type="string">
            <text:p>Tarif unitair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ques Chambres Plafonnier Bureau Couloir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oîtier dérivation 3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16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ppliques K + A + Plafonnier Bureau</text:p>
          </table:table-cell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4.42+0.2+3+1.9+0.6+2.5+0.2+3+0.5+0.3+3.15+3+0.7" office:value-type="float" office:value="23.47" calcext:value-type="float">
            <text:p>23,4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oîtier dérivation 2 i/o ?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tion boîtier dériv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appliqu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errupteur simple / va-et-vien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Keziah : applique + plafonnier / Ambre : applique + plafonni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phase / retour ?</text:p>
          </table:table-cell>
          <table:table-cell office:value-type="string" calcext:value-type="string">
            <text:p>2,5mm²</text:p>
          </table:table-cell>
          <table:table-cell table:formula="of:=(3+3+3)/1.8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Option boîtier dériv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phase / terre / neutre (correction) ?</text:p>
          </table:table-cell>
          <table:table-cell office:value-type="string" calcext:value-type="string">
            <text:p>2,5mm²</text:p>
          </table:table-cell>
          <table:table-cell table:formula="of:=-(3+3+3)" office:value-type="float" office:value="-9" calcext:value-type="float">
            <text:p>-9</text:p>
          </table:table-cell>
          <table:table-cell table:number-columns-repeated="3"/>
          <table:table-cell office:value-type="string" calcext:value-type="string">
            <text:p>Option boîtier dériv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pliques P + O + Plafonnier Couloir</text:p>
          </table:table-cell>
          <table:table-cell office:value-type="string" calcext:value-type="string">
            <text:p>Boîtier dérivation 8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phase / terre / neutre</text:p>
          </table:table-cell>
          <table:table-cell/>
          <table:table-cell table:formula="of:=4+0.7+3+0.5+1.4+3+0.2+0.5+1.8+3+0.5+0.2+2.4+3+0.2+0.5" office:value-type="float" office:value="24.9" calcext:value-type="float">
            <text:p>24,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navettes / phase</text:p>
          </table:table-cell>
          <table:table-cell/>
          <table:table-cell table:formula="of:=2.1" office:value-type="float" office:value="2.1" calcext:value-type="float">
            <text:p>2,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navettes / retour</text:p>
          </table:table-cell>
          <table:table-cell/>
          <table:table-cell table:formula="of:=1.8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ouille appliqu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table:formula="of:=1+1+1+1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+1+1+1+1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ocles pour douil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simple / va-et-vient</text:p>
          </table:table-cell>
          <table:table-cell/>
          <table:table-cell table:formula="of:=1+1+1+1+1+1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+1+1+1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P&amp;O : applique Ouest + aplliques attente Est / Couloir : entrée Oue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&amp;O : applique Est w/ plafonnier / Couloir w/ plafonnier salle de jeu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attente ?</text:p>
          </table:table-cell>
          <table:table-cell/>
          <table:table-cell table:formula="of:=1+1+1+1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errupteur simple / va-et-vient ?</text:p>
          </table:table-cell>
          <table:table-cell/>
          <table:table-cell table:formula="of:=-(1+1)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ouille applique ?</text:p>
          </table:table-cell>
          <table:table-cell/>
          <table:table-cell table:formula="of:=-(1+1)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 ?</text:p>
          </table:table-cell>
          <table:table-cell/>
          <table:table-cell table:formula="of:=-1-1" office:value-type="float" office:value="-2" calcext:value-type="float">
            <text:p>-2</text:p>
          </table:table-cell>
          <table:table-cell table:number-columns-repeated="3"/>
          <table:table-cell office:value-type="string" calcext:value-type="string">
            <text:p>P&amp;O : appliques en attente E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lafonniers Chambres</text:p>
          </table:table-cell>
          <table:table-cell/>
          <table:table-cell office:value-type="string" calcext:value-type="string">
            <text:p>Différentiel</text:p>
          </table:table-cell>
          <table:table-cell office:value-type="string" calcext:value-type="string">
            <text:p>16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retour / neutre / terre</text:p>
          </table:table-cell>
          <table:table-cell office:value-type="string" calcext:value-type="string">
            <text:p>2,5mm²</text:p>
          </table:table-cell>
          <table:table-cell table:formula="of:=2+0.2+6+2+0.8+6.7+2+0.5+8.7+2+0.7+6.5" office:value-type="float" office:value="38.1" calcext:value-type="float">
            <text:p>38,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retour / neutre</text:p>
          </table:table-cell>
          <table:table-cell office:value-type="string" calcext:value-type="string">
            <text:p>2,5mm²</text:p>
          </table:table-cell>
          <table:table-cell table:formula="of:=2+2+2+2+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oîtier dérivation 5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rrette phase ?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ption à l’intérieur du tableau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rrette neutre ?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ption à l’intérieur du tableau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5 i/o (correction) ?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Option à l’intérieur du tableau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retour / neutre (correction) ?</text:p>
          </table:table-cell>
          <table:table-cell/>
          <table:table-cell table:formula="of:=-2-2-2-2-2" office:value-type="float" office:value="-10" calcext:value-type="float">
            <text:p>-10</text:p>
          </table:table-cell>
          <table:table-cell table:number-columns-repeated="3"/>
          <table:table-cell office:value-type="string" calcext:value-type="string">
            <text:p>Option à l’intérieur du tableau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table:formula="of:=4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+1+1+1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ambre P&amp;O</text:p>
          </table:table-cell>
          <table:table-cell office:value-type="string" calcext:value-type="string">
            <text:p>Gaine retour / neutre</text:p>
          </table:table-cell>
          <table:table-cell office:value-type="string" calcext:value-type="string">
            <text:p>2,5mm²</text:p>
          </table:table-cell>
          <table:table-cell table:formula="of:=2+4.1+2+1.5++0.3+1.5+3.6+1.5" office:value-type="float" office:value="16.5" calcext:value-type="float">
            <text:p>16,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errupteur bouton poussoir</text:p>
          </table:table-cell>
          <table:table-cell/>
          <table:table-cell table:formula="of:=1+1+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 Socle double applique Est w/ plafonni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élérupteur unipôlai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alle de Jeu</text:p>
          </table:table-cell>
          <table:table-cell office:value-type="string" calcext:value-type="string">
            <text:p>Gaine retour / neutre</text:p>
          </table:table-cell>
          <table:table-cell office:value-type="string" calcext:value-type="string">
            <text:p>2,5mm²</text:p>
          </table:table-cell>
          <table:table-cell table:formula="of:=2+5+0.2+1.5+3.2+1.5+3.5+1.5" office:value-type="float" office:value="18.4" calcext:value-type="float">
            <text:p>18,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errupteur bouton poussoir</text:p>
          </table:table-cell>
          <table:table-cell/>
          <table:table-cell table:formula="of:=1+1+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Socle double Couloir w/ plafonnier salle de jeu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élérupteur unipôlai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ambre A</text:p>
          </table:table-cell>
          <table:table-cell office:value-type="string" calcext:value-type="string">
            <text:p>Gaine retour / neutre</text:p>
          </table:table-cell>
          <table:table-cell office:value-type="string" calcext:value-type="string">
            <text:p>2,5mm²</text:p>
          </table:table-cell>
          <table:table-cell table:formula="of:=2+7.3+0.3+1.5+2.8+1.5+2.2+1.5" office:value-type="float" office:value="19.1" calcext:value-type="float">
            <text:p>19,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errupteur bouton poussoir</text:p>
          </table:table-cell>
          <table:table-cell/>
          <table:table-cell table:formula="of:=1+1+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Socle double Ambre : applique + plafonni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élérupteur unipôlai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ambre K</text:p>
          </table:table-cell>
          <table:table-cell office:value-type="string" calcext:value-type="string">
            <text:p>Gaine retour / neutre</text:p>
          </table:table-cell>
          <table:table-cell office:value-type="string" calcext:value-type="string">
            <text:p>2,5mm²</text:p>
          </table:table-cell>
          <table:table-cell table:formula="of:=2+4.8+3.5+1.5+0.3+1.5+4.2+1.5" office:value-type="float" office:value="19.3" calcext:value-type="float">
            <text:p>19,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errupteur bouton poussoir</text:p>
          </table:table-cell>
          <table:table-cell/>
          <table:table-cell table:formula="of:=1+1+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table:formula="of:=1+0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f. Socle double Keziah : applique + plafonni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élérupteur unipôlai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dB + WC + Local technique + Sas</text:p>
          </table:table-cell>
          <table:table-cell/>
          <table:table-cell office:value-type="string" calcext:value-type="string">
            <text:p>Différentiel</text:p>
          </table:table-cell>
          <table:table-cell office:value-type="string" calcext:value-type="string">
            <text:p>16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0.5" office:value-type="float" office:value="2.5" calcext:value-type="float">
            <text:p>2,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C</text:p>
          </table:table-cell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3.2+3+1" office:value-type="float" office:value="7.2" calcext:value-type="float">
            <text:p>7,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errupteur simple / va-et-vi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phase / retour ?</text:p>
          </table:table-cell>
          <table:table-cell/>
          <table:table-cell office:value-type="float" office:value="1.7" calcext:value-type="float">
            <text:p>1,7</text:p>
          </table:table-cell>
          <table:table-cell table:number-columns-repeated="3"/>
          <table:table-cell table:style-name="ce3" office:value-type="string" calcext:value-type="string">
            <text:p>Option boîtier dériv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phase / terre / neutre (correction) ?</text:p>
          </table:table-cell>
          <table:table-cell/>
          <table:table-cell table:formula="of:=-3" office:value-type="float" office:value="-3" calcext:value-type="float">
            <text:p>-3</text:p>
          </table:table-cell>
          <table:table-cell table:number-columns-repeated="3"/>
          <table:table-cell office:value-type="string" calcext:value-type="string">
            <text:p>Option boîtier dériv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2 i/o ?</text:p>
          </table:table-cell>
          <table:table-cell table:number-columns-repeated="5"/>
          <table:table-cell office:value-type="string" calcext:value-type="string">
            <text:p>Option boîtier dériv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dB</text:p>
          </table:table-cell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3.4+3+1.1+2" office:value-type="float" office:value="9.5" calcext:value-type="float">
            <text:p>9,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errupteur simple / va-et-vi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phase / retour ?</text:p>
          </table:table-cell>
          <table:table-cell/>
          <table:table-cell office:value-type="float" office:value="1.7" calcext:value-type="float">
            <text:p>1,7</text:p>
          </table:table-cell>
          <table:table-cell table:number-columns-repeated="3"/>
          <table:table-cell table:style-name="ce3" office:value-type="string" calcext:value-type="string">
            <text:p>Option boîtier dériv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phase / terre / neutre (correction) ?</text:p>
          </table:table-cell>
          <table:table-cell/>
          <table:table-cell table:formula="of:=-3" office:value-type="float" office:value="-3" calcext:value-type="float">
            <text:p>-3</text:p>
          </table:table-cell>
          <table:table-cell table:number-columns-repeated="3"/>
          <table:table-cell office:value-type="string" calcext:value-type="string">
            <text:p>Option boîtier dériv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2 i/o ?</text:p>
          </table:table-cell>
          <table:table-cell table:number-columns-repeated="5"/>
          <table:table-cell office:value-type="string" calcext:value-type="string">
            <text:p>Option boîtier dériv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cal technique</text:p>
          </table:table-cell>
          <table:table-cell office:value-type="string" calcext:value-type="string">
            <text:p>Gaine phase / terre / neutre</text:p>
          </table:table-cell>
          <table:table-cell/>
          <table:table-cell table:formula="of:=2+3.3+1.9" office:value-type="float" office:value="7.2" calcext:value-type="float">
            <text:p>7,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oîtier dérivation 3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ption boîtier dérivation obligatoi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phase / retour</text:p>
          </table:table-cell>
          <table:table-cell/>
          <table:table-cell table:formula="of:=1.7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errupteur simple / va-et-vi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as</text:p>
          </table:table-cell>
          <table:table-cell office:value-type="string" calcext:value-type="string">
            <text:p>Gaine phase / terre / neutre</text:p>
          </table:table-cell>
          <table:table-cell/>
          <table:table-cell table:formula="of:=1.5+1.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navettes / phase</text:p>
          </table:table-cell>
          <table:table-cell/>
          <table:table-cell table:formula="of:=1.7+0.3+0.2" office:value-type="float" office:value="2.2" calcext:value-type="float">
            <text:p>2,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navettes / retour</text:p>
          </table:table-cell>
          <table:table-cell/>
          <table:table-cell table:formula="of:=1.7+0.5+1+2.4" office:value-type="float" office:value="5.6" calcext:value-type="float">
            <text:p>5,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errupteur simple / va-et-vient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lon / Cuisine / Salle à manger / Couloir</text:p>
          </table:table-cell>
          <table:table-cell/>
          <table:table-cell office:value-type="string" calcext:value-type="string">
            <text:p>Différentiel</text:p>
          </table:table-cell>
          <table:table-cell office:value-type="string" calcext:value-type="string">
            <text:p>16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4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oîtier dérivation 15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retour / neutre</text:p>
          </table:table-cell>
          <table:table-cell office:value-type="string" calcext:value-type="string">
            <text:p>2,5mm²</text:p>
          </table:table-cell>
          <table:table-cell table:formula="of:=2+4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oîtier dérivation 7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uisine (principal)</text:p>
          </table:table-cell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3.9" office:value-type="float" office:value="3.9" calcext:value-type="float">
            <text:p>3,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phase / retour</text:p>
          </table:table-cell>
          <table:table-cell office:value-type="string" calcext:value-type="string">
            <text:p>2,5mm²</text:p>
          </table:table-cell>
          <table:table-cell table:formula="of:=3.5+3" office:value-type="float" office:value="6.5" calcext:value-type="float">
            <text:p>6,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errupteur simple / va-et-vi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rtagé avec interrupteur b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uisine (évier)</text:p>
          </table:table-cell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5.5" office:value-type="float" office:value="5.5" calcext:value-type="float">
            <text:p>5,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ine phase / retour</text:p>
          </table:table-cell>
          <table:table-cell office:value-type="string" calcext:value-type="string">
            <text:p>2,5mm²</text:p>
          </table:table-cell>
          <table:table-cell table:formula="of:=3.5+3+2+0.2" office:value-type="float" office:value="8.7" calcext:value-type="float">
            <text:p>8,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errupteur simple / va-et-vi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ar</text:p>
          </table:table-cell>
          <table:table-cell table:number-columns-repeated="7"/>
        </table:table-row>
        <table:table-row table:style-name="ro1" table:number-rows-repeated="104836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Lucida Sans Unicode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22:03:31.810360513</meta:creation-date>
    <dc:date>2017-04-10T22:05:12.175494727</dc:date>
    <meta:editing-duration>P2DT15S</meta:editing-duration>
    <meta:editing-cycles>170</meta:editing-cycles>
    <meta:generator>LibreOffice/5.2.6.2$Linux_X86_64 LibreOffice_project/20m0$Build-2</meta:generator>
    <meta:document-statistic meta:table-count="1" meta:cell-count="762" meta:object-count="0"/>
  </office:meta>
</office:document-meta>
</file>